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0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5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4" table:number-columns-repeated="1018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temp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program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2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2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3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5" table:default-cell-style-name="ce20"/>
        <table:table-column table:style-name="co5" table:default-cell-style-name="ce19"/>
        <table:table-column table:style-name="co4" table:number-columns-repeated="1017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rdg_pow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int_pow</text:p>
          </table:table-cell>
          <table:table-cell table:style-name="ce18" office:value-type="string" calcext:value-type="string">
            <text:p>int_gas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0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0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0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0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0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0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0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0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0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0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2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office:value-type="float" office:value="20710.3" calcext:value-type="float">
            <text:p>20710.3</text:p>
          </table:table-cell>
          <table:table-cell office:value-type="float" office:value="48199.2" calcext:value-type="float">
            <text:p>48199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office:value-type="float" office:value="20729.2" calcext:value-type="float">
            <text:p>20729.2</text:p>
          </table:table-cell>
          <table:table-cell office:value-type="float" office:value="48233" calcext:value-type="float">
            <text:p>4823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office:value-type="float" office:value="20746.1" calcext:value-type="float">
            <text:p>20746.1</text:p>
          </table:table-cell>
          <table:table-cell office:value-type="float" office:value="48257.5" calcext:value-type="float">
            <text:p>4825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office:value-type="float" office:value="20760.2" calcext:value-type="float">
            <text:p>20760.2</text:p>
          </table:table-cell>
          <table:table-cell office:value-type="float" office:value="48288.7" calcext:value-type="float">
            <text:p>48288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office:value-type="float" office:value="20776" calcext:value-type="float">
            <text:p>20776</text:p>
          </table:table-cell>
          <table:table-cell office:value-type="float" office:value="48331.6" calcext:value-type="float">
            <text:p>483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office:value-type="float" office:value="20790" calcext:value-type="float">
            <text:p>20790</text:p>
          </table:table-cell>
          <table:table-cell office:value-type="float" office:value="48352.6" calcext:value-type="float">
            <text:p>4835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office:value-type="float" office:value="20803" calcext:value-type="float">
            <text:p>20803</text:p>
          </table:table-cell>
          <table:table-cell office:value-type="float" office:value="48387.5" calcext:value-type="float">
            <text:p>4838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office:value-type="float" office:value="20815.2" calcext:value-type="float">
            <text:p>20815.2</text:p>
          </table:table-cell>
          <table:table-cell office:value-type="float" office:value="48408.1" calcext:value-type="float">
            <text:p>4840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office:value-type="float" office:value="20827.3" calcext:value-type="float">
            <text:p>20827.3</text:p>
          </table:table-cell>
          <table:table-cell office:value-type="float" office:value="48432.9" calcext:value-type="float">
            <text:p>48432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office:value-type="float" office:value="20829" calcext:value-type="float">
            <text:p>20829</text:p>
          </table:table-cell>
          <table:table-cell office:value-type="float" office:value="48437.2" calcext:value-type="float">
            <text:p>48437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office:value-type="float" office:value="20839.8" calcext:value-type="float">
            <text:p>20839.8</text:p>
          </table:table-cell>
          <table:table-cell office:value-type="float" office:value="48461.9" calcext:value-type="float">
            <text:p>48461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office:value-type="float" office:value="20849.9" calcext:value-type="float">
            <text:p>20849.9</text:p>
          </table:table-cell>
          <table:table-cell office:value-type="float" office:value="48481" calcext:value-type="float">
            <text:p>4848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office:value-type="float" office:value="20860.6" calcext:value-type="float">
            <text:p>20860.6</text:p>
          </table:table-cell>
          <table:table-cell office:value-type="float" office:value="48508.5" calcext:value-type="float">
            <text:p>48508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office:value-type="float" office:value="20870.3" calcext:value-type="float">
            <text:p>20870.3</text:p>
          </table:table-cell>
          <table:table-cell office:value-type="float" office:value="48526.5" calcext:value-type="float">
            <text:p>48526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05" calcext:value-type="date">
            <text:p>07/05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7-12" calcext:value-type="date">
            <text:p>07/1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7-19" calcext:value-type="date">
            <text:p>07/1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7-26" calcext:value-type="date">
            <text:p>07/26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8-02" calcext:value-type="date">
            <text:p>08/0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8-09" calcext:value-type="date">
            <text:p>08/0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8-16" calcext:value-type="date">
            <text:p>08/16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8-23" calcext:value-type="date">
            <text:p>08/23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8-30" calcext:value-type="date">
            <text:p>08/30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9-06" calcext:value-type="date">
            <text:p>09/06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9-13" calcext:value-type="date">
            <text:p>09/13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9-20" calcext:value-type="date">
            <text:p>09/20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9-27" calcext:value-type="date">
            <text:p>09/27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0-04" calcext:value-type="date">
            <text:p>10/04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0-11" calcext:value-type="date">
            <text:p>10/1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0-18" calcext:value-type="date">
            <text:p>10/18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0-25" calcext:value-type="date">
            <text:p>10/25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1-01" calcext:value-type="date">
            <text:p>11/0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1-08" calcext:value-type="date">
            <text:p>11/08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1-15" calcext:value-type="date">
            <text:p>11/15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1-22" calcext:value-type="date">
            <text:p>11/2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1-29" calcext:value-type="date">
            <text:p>11/2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2-06" calcext:value-type="date">
            <text:p>12/06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2-13" calcext:value-type="date">
            <text:p>12/13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2-20" calcext:value-type="date">
            <text:p>12/20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2-27" calcext:value-type="date">
            <text:p>12/27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1-03" calcext:value-type="date">
            <text:p>01/03/2025</text:p>
          </table:table-cell>
          <table:table-cell table:number-columns-repeated="1022"/>
        </table:table-row>
        <table:table-row table:style-name="ro1" table:number-rows-repeated="104844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4" table:default-cell-style-name="ce16"/>
        <table:table-column table:style-name="co4" table:number-columns-repeated="1020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gas</text:p>
          </table:table-cell>
          <table:table-cell table:style-name="ce18" office:value-type="string" calcext:value-type="string">
            <text:p>electricity</text:p>
          </table:table-cell>
          <table:table-cell table:style-name="ce18" table:number-columns-repeated="1021"/>
        </table:table-row>
        <table:table-row table:style-name="ro1">
          <table:table-cell table:style-name="ce16" office:value-type="date" office:date-value="2024-07-12" calcext:value-type="date">
            <text:p>07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7-19" calcext:value-type="date">
            <text:p>07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7-26" calcext:value-type="date">
            <text:p>07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8-02" calcext:value-type="date">
            <text:p>08/0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8-09" calcext:value-type="date">
            <text:p>08/0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8-16" calcext:value-type="date">
            <text:p>08/1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8-23" calcext:value-type="date">
            <text:p>08/2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8-30" calcext:value-type="date">
            <text:p>08/3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9-06" calcext:value-type="date">
            <text:p>09/0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9-13" calcext:value-type="date">
            <text:p>09/1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9-20" calcext:value-type="date">
            <text:p>09/2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9-27" calcext:value-type="date">
            <text:p>09/2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0-04" calcext:value-type="date">
            <text:p>10/0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0-11" calcext:value-type="date">
            <text:p>10/1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0-18" calcext:value-type="date">
            <text:p>10/1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0-25" calcext:value-type="date">
            <text:p>10/2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1-01" calcext:value-type="date">
            <text:p>11/0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1-08" calcext:value-type="date">
            <text:p>11/0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1-15" calcext:value-type="date">
            <text:p>11/1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1-22" calcext:value-type="date">
            <text:p>11/2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1-29" calcext:value-type="date">
            <text:p>11/2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2-06" calcext:value-type="date">
            <text:p>12/0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2-13" calcext:value-type="date">
            <text:p>12/1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2-20" calcext:value-type="date">
            <text:p>12/2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2-27" calcext:value-type="date">
            <text:p>12/2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1-03" calcext:value-type="date">
            <text:p>01/03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1-10" calcext:value-type="date">
            <text:p>01/10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1-17" calcext:value-type="date">
            <text:p>01/1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1-24" calcext:value-type="date">
            <text:p>01/2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1-31" calcext:value-type="date">
            <text:p>01/3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2-07" calcext:value-type="date">
            <text:p>02/0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2-14" calcext:value-type="date">
            <text:p>02/1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2-21" calcext:value-type="date">
            <text:p>02/2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2-28" calcext:value-type="date">
            <text:p>02/2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3-07" calcext:value-type="date">
            <text:p>03/0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3-14" calcext:value-type="date">
            <text:p>03/1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3-21" calcext:value-type="date">
            <text:p>03/2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3-28" calcext:value-type="date">
            <text:p>03/2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4-04" calcext:value-type="date">
            <text:p>04/0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4-11" calcext:value-type="date">
            <text:p>04/1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4-18" calcext:value-type="date">
            <text:p>04/1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4-25" calcext:value-type="date">
            <text:p>04/25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5-02" calcext:value-type="date">
            <text:p>05/02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5-09" calcext:value-type="date">
            <text:p>05/09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5-16" calcext:value-type="date">
            <text:p>05/16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5-23" calcext:value-type="date">
            <text:p>05/23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5-30" calcext:value-type="date">
            <text:p>05/30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6-06" calcext:value-type="date">
            <text:p>06/06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6-13" calcext:value-type="date">
            <text:p>06/13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6-20" calcext:value-type="date">
            <text:p>06/20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6-27" calcext:value-type="date">
            <text:p>06/2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7-04" calcext:value-type="date">
            <text:p>07/04/2025</text:p>
          </table:table-cell>
          <table:table-cell table:number-columns-repeated="1023"/>
        </table:table-row>
        <table:table-row table:style-name="ro1" table:number-rows-repeated="1048400">
          <table:table-cell table:number-columns-repeated="1024"/>
        </table:table-row>
        <table:table-row table:style-name="ro2" table:number-rows-repeated="1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  <number:text>.</number:text>
      <number:year number:style="long"/>
    </number:date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9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4-06-30T17:55:40.574923704</dc:date>
    <meta:editing-duration>PT4H38M30S</meta:editing-duration>
    <meta:editing-cycles>102</meta:editing-cycles>
    <meta:generator>LibreOffice/7.3.7.2$Linux_X86_64 LibreOffice_project/30$Build-2</meta:generator>
    <meta:print-date>2024-06-30T17:54:35.526486208</meta:print-date>
    <meta:document-statistic meta:table-count="3" meta:cell-count="866" meta:object-count="0"/>
  </office:meta>
</office:document-meta>
</file>